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4cm" draw:marker-start-width="0.26cm" draw:marker-end="Diamond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auto-grow-width="true" fo:min-height="0.56cm" fo:min-width="3.46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56cm" fo:min-width="2.29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56cm" fo:min-width="0.5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6cm" fo:min-width="1.1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6cm" fo:min-width="1.6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64cm" fo:min-width="1.53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6cm" fo:min-width="1.66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6cm" fo:min-width="3.19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6cm" fo:min-width="2.2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6cm" fo:min-width="1.3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6cm" fo:min-width="2.3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721cm" fo:min-width="2.99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6cm" fo:min-width="2.02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721cm" fo:min-width="2.5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6cm" fo:min-width="3.12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6cm" fo:min-width="1.2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6cm" fo:min-width="1.8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721cm" fo:min-width="2.3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56cm" fo:min-width="2.21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56cm" fo:min-width="0.5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56cm" fo:min-width="1.6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721cm" fo:min-width="2.0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721cm" fo:min-width="2.7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56cm" fo:min-width="3.6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56cm" fo:min-width="1.4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56cm" fo:min-width="2.2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56cm" fo:min-width="1.41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56cm" fo:min-width="2.1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56cm" fo:min-width="1.32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56cm" fo:min-width="1.8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56cm" fo:min-width="1.38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6cm" fo:min-width="1.4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56cm" fo:min-width="1.89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56cm" fo:min-width="3.0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0.56cm" fo:min-width="2.30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56cm" fo:min-width="1.44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auto-grow-width="true" fo:min-height="0.56cm" fo:min-width="1.1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auto-grow-width="true" fo:min-height="0.56cm" fo:min-width="1.05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auto-grow-width="true" fo:min-height="0.56cm" fo:min-width="1.5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0.56cm" fo:min-width="1.1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0.56cm" fo:min-width="1.19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auto-grow-width="true" fo:min-height="0.56cm" fo:min-width="1.62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auto-grow-width="true" fo:min-height="0.56cm" fo:min-width="0.36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auto-grow-width="true" fo:min-height="0.56cm" fo:min-width="1.22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auto-grow-width="true" fo:min-height="0.56cm" fo:min-width="1.43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auto-grow-width="true" fo:min-height="0.56cm" fo:min-width="0.89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auto-grow-width="true" fo:min-height="0.56cm" fo:min-width="1.217cm" fo:padding-top="0cm" fo:padding-bottom="0cm" fo:padding-left="0cm" fo:padding-right="0cm"/>
    </style:style>
    <style:style style:name="gr52" style:family="graphic" style:parent-style-name="objectwithoutfill">
      <style:graphic-properties draw:stroke="dash" draw:stroke-dash="Fine_20_Dashed" svg:stroke-width="0.04cm" draw:marker-start="Diamond" draw:marker-start-width="0.3cm" draw:marker-end="" draw:marker-end-width="0.46cm" draw:fill="none" draw:textarea-vertical-align="middle" fo:padding-top="0.145cm" fo:padding-bottom="0.145cm" fo:padding-left="0.27cm" fo:padding-right="0.27cm"/>
    </style:style>
    <style:style style:name="gr53" style:family="graphic" style:parent-style-name="standard">
      <style:graphic-properties draw:stroke="none" draw:fill="none" draw:textarea-horizontal-align="left" draw:auto-grow-width="true" fo:min-height="0.56cm" fo:min-width="1.619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7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3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4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9cm" svg:y1="13.4cm" svg:x2="38.3cm" svg:y2="13.4cm">
          <text:p text:style-name="P1">&lt;</text:p>
        </draw:line>
        <draw:polygon draw:style-name="gr2" draw:layer="layout" svg:width="4.057cm" svg:height="1.27cm" svg:x="38.3cm" svg:y="12.677cm" svg:viewBox="0 0 4058 1271" draw:points="0,1271 0,0 4058,0 4058,1271">
          <text:p/>
        </draw:polygon>
        <draw:polygon draw:style-name="gr3" draw:layer="layout" svg:width="2.822cm" svg:height="1.27cm" svg:x="38.917cm" svg:y="9.572cm" svg:viewBox="0 0 2823 1271" draw:points="0,1271 0,0 2823,0 2823,1271">
          <text:p/>
        </draw:polygon>
        <draw:path draw:style-name="gr3" draw:layer="layout" svg:width="0cm" svg:height="1.385cm" svg:x="40.328cm" svg:y="11.277cm" svg:viewBox="0 0 0 1386" svg:d="M0 1386c0-398 0-925 0-1386">
          <text:p/>
        </draw:path>
        <draw:polygon draw:style-name="gr4" draw:layer="layout" svg:width="0.282cm" svg:height="0.423cm" svg:x="40.187cm" svg:y="10.845cm" svg:viewBox="0 0 283 424" draw:points="142,424 283,212 142,0 0,212">
          <text:p/>
        </draw:polygon>
        <draw:polygon draw:style-name="gr3" draw:layer="layout" svg:width="1.905cm" svg:height="1.27cm" svg:x="18cm" svg:y="9.572cm" svg:viewBox="0 0 1906 1271" draw:points="0,1271 0,0 1906,0 1906,1271">
          <text:p/>
        </draw:polygon>
        <draw:polygon draw:style-name="gr3" draw:layer="layout" svg:width="2.293cm" svg:height="1.27cm" svg:x="22.919cm" svg:y="3.363cm" svg:viewBox="0 0 2294 1271" draw:points="0,1271 0,0 2294,0 2294,1271">
          <text:p/>
        </draw:polygon>
        <draw:polygon draw:style-name="gr3" draw:layer="layout" svg:width="2.152cm" svg:height="1.27cm" svg:x="17.521cm" svg:y="0.259cm" svg:viewBox="0 0 2153 1271" draw:points="0,1271 0,0 2153,0 2153,1271">
          <text:p/>
        </draw:polygon>
        <draw:path draw:style-name="gr3" draw:layer="layout" svg:width="2.917cm" svg:height="1.618cm" svg:x="20.055cm" svg:y="1.738cm" svg:viewBox="0 0 2918 1619" svg:d="M2918 1619c-838-465-2001-1110-2918-1619">
          <text:p/>
        </draw:path>
        <draw:polygon draw:style-name="gr4" draw:layer="layout" svg:width="0.37cm" svg:height="0.247cm" svg:x="19.68cm" svg:y="1.509cm" svg:viewBox="0 0 371 248" draw:points="371,227 254,0 0,21 117,248">
          <text:p/>
        </draw:polygon>
        <draw:polygon draw:style-name="gr3" draw:layer="layout" svg:width="3.881cm" svg:height="1.27cm" svg:x="21.561cm" svg:y="9.572cm" svg:viewBox="0 0 3882 1271" draw:points="0,1271 0,0 3882,0 3882,1271">
          <text:p/>
        </draw:polygon>
        <draw:polygon draw:style-name="gr3" draw:layer="layout" svg:width="2.822cm" svg:height="1.27cm" svg:x="30.521cm" svg:y="6.468cm" svg:viewBox="0 0 2823 1271" draw:points="0,1271 0,0 2823,0 2823,1271">
          <text:p/>
        </draw:polygon>
        <draw:path draw:style-name="gr3" draw:layer="layout" svg:width="5.021cm" svg:height="1.795cm" svg:x="25.085cm" svg:y="7.775cm" svg:viewBox="0 0 5022 1796" svg:d="M0 1796c933-351 2138-798 3214-1181 721-256 975-331 1808-615">
          <text:p/>
        </draw:path>
        <draw:polygon draw:style-name="gr4" draw:layer="layout" svg:width="0.4cm" svg:height="0.267cm" svg:x="30.117cm" svg:y="7.57cm" svg:viewBox="0 0 401 268" draw:points="0,203 247,268 401,65 155,0">
          <text:p/>
        </draw:polygon>
        <draw:polygon draw:style-name="gr3" draw:layer="layout" svg:width="2.999cm" svg:height="1.27cm" svg:x="17.521cm" svg:y="6.468cm" svg:viewBox="0 0 3000 1271" draw:points="0,1271 0,0 3000,0 3000,1271">
          <text:p/>
        </draw:polygon>
        <draw:path draw:style-name="gr3" draw:layer="layout" svg:width="3.211cm" svg:height="2.182cm" svg:x="19.273cm" svg:y="4.278cm" svg:viewBox="0 0 3212 2183" svg:d="M0 2183c189-386 483-870 877-1175 674-521 1570-828 2335-1008">
          <text:p/>
        </draw:path>
        <draw:polygon draw:style-name="gr4" draw:layer="layout" svg:width="0.414cm" svg:height="0.276cm" svg:x="22.491cm" svg:y="4.095cm" svg:viewBox="0 0 415 277" draw:points="0,183 237,277 415,94 178,0">
          <text:p/>
        </draw:polygon>
        <draw:polygon draw:style-name="gr3" draw:layer="layout" svg:width="2.611cm" svg:height="1.27cm" svg:x="21.173cm" svg:y="6.468cm" svg:viewBox="0 0 2612 1271" draw:points="0,1271 0,0 2612,0 2612,1271">
          <text:p/>
        </draw:polygon>
        <draw:path draw:style-name="gr3" draw:layer="layout" svg:width="0.546cm" svg:height="1.494cm" svg:x="22.527cm" svg:y="4.967cm" svg:viewBox="0 0 547 1495" svg:d="M0 1495c49-359 146-813 340-1176 58-110 129-217 207-319">
          <text:p/>
        </draw:path>
        <draw:polygon draw:style-name="gr4" draw:layer="layout" svg:width="0.277cm" svg:height="0.32cm" svg:x="23.078cm" svg:y="4.641cm" svg:viewBox="0 0 278 321" draw:points="0,321 246,253 278,0 32,68">
          <text:p/>
        </draw:polygon>
        <draw:polygon draw:style-name="gr3" draw:layer="layout" svg:width="3.775cm" svg:height="1.27cm" svg:x="26.094cm" svg:y="9.572cm" svg:viewBox="0 0 3776 1271" draw:points="0,1271 0,0 3776,0 3776,1271">
          <text:p/>
        </draw:polygon>
        <draw:path draw:style-name="gr3" draw:layer="layout" svg:width="2.029cm" svg:height="1.558cm" svg:x="28.771cm" svg:y="8.007cm" svg:viewBox="0 0 2030 1559" svg:d="M0 1559c582-446 1381-1060 2030-1559">
          <text:p/>
        </draw:path>
        <draw:polygon draw:style-name="gr4" draw:layer="layout" svg:width="0.336cm" svg:height="0.258cm" svg:x="30.808cm" svg:y="7.744cm" svg:viewBox="0 0 337 259" draw:points="0,259 255,242 337,0 82,17">
          <text:p/>
        </draw:polygon>
        <draw:polygon draw:style-name="gr3" draw:layer="layout" svg:width="2.505cm" svg:height="1.27cm" svg:x="24.436cm" svg:y="6.468cm" svg:viewBox="0 0 2506 1271" draw:points="0,1271 0,0 2506,0 2506,1271">
          <text:p/>
        </draw:polygon>
        <draw:path draw:style-name="gr3" draw:layer="layout" svg:width="0.713cm" svg:height="1.461cm" svg:x="24.744cm" svg:y="4.999cm" svg:viewBox="0 0 714 1462" svg:d="M714 1462c-143-351-337-797-545-1175-52-95-110-192-169-287">
          <text:p/>
        </draw:path>
        <draw:polygon draw:style-name="gr4" draw:layer="layout" svg:width="0.236cm" svg:height="0.354cm" svg:x="24.509cm" svg:y="4.644cm" svg:viewBox="0 0 237 355" draw:points="235,355 237,100 2,0 0,255">
          <text:p/>
        </draw:polygon>
        <draw:polygon draw:style-name="gr3" draw:layer="layout" svg:width="2.822cm" svg:height="1.27cm" svg:x="30.521cm" svg:y="9.572cm" svg:viewBox="0 0 2823 1271" draw:points="0,1271 0,0 2823,0 2823,1271">
          <text:p/>
        </draw:polygon>
        <draw:path draw:style-name="gr3" draw:layer="layout" svg:width="0cm" svg:height="1.385cm" svg:x="31.932cm" svg:y="8.172cm" svg:viewBox="0 0 0 1386" svg:d="M0 1386c0-398 0-925 0-1386">
          <text:p/>
        </draw:path>
        <draw:polygon draw:style-name="gr4" draw:layer="layout" svg:width="0.282cm" svg:height="0.423cm" svg:x="31.791cm" svg:y="7.741cm" svg:viewBox="0 0 283 424" draw:points="142,424 283,212 142,0 0,212">
          <text:p/>
        </draw:polygon>
        <draw:polygon draw:style-name="gr3" draw:layer="layout" svg:width="2.293cm" svg:height="1.27cm" svg:x="27.576cm" svg:y="6.468cm" svg:viewBox="0 0 2294 1271" draw:points="0,1271 0,0 2294,0 2294,1271">
          <text:p/>
        </draw:polygon>
        <draw:path draw:style-name="gr3" draw:layer="layout" svg:width="2.713cm" svg:height="1.992cm" svg:x="25.631cm" svg:y="4.462cm" svg:viewBox="0 0 2714 1993" svg:d="M2714 1993c-261-380-637-854-1068-1169-490-357-1094-627-1646-824">
          <text:p/>
        </draw:path>
        <draw:polygon draw:style-name="gr4" draw:layer="layout" svg:width="0.402cm" svg:height="0.268cm" svg:x="25.222cm" svg:y="4.259cm" svg:viewBox="0 0 403 269" draw:points="403,201 246,0 0,67 157,269">
          <text:p/>
        </draw:polygon>
        <draw:path draw:style-name="gr3" draw:layer="layout" svg:width="5.68cm" svg:height="2.267cm" svg:x="25.643cm" svg:y="4.194cm" svg:viewBox="0 0 5681 2268" svg:d="M5681 2268c-427-392-1030-882-1648-1176-1283-610-2873-929-4033-1092">
          <text:p/>
        </draw:path>
        <draw:polygon draw:style-name="gr4" draw:layer="layout" svg:width="0.42cm" svg:height="0.28cm" svg:x="25.221cm" svg:y="4.027cm" svg:viewBox="0 0 421 281" draw:points="421,168 229,0 0,113 192,281">
          <text:p/>
        </draw:polygon>
        <draw:polygon draw:style-name="gr3" draw:layer="layout" svg:width="4.304cm" svg:height="1.27cm" svg:x="33.978cm" svg:y="9.572cm" svg:viewBox="0 0 4305 1271" draw:points="0,1271 0,0 4305,0 4305,1271">
          <text:p/>
        </draw:polygon>
        <draw:path draw:style-name="gr3" draw:layer="layout" svg:width="2.175cm" svg:height="1.572cm" svg:x="33.116cm" svg:y="7.993cm" svg:viewBox="0 0 2176 1573" svg:d="M2176 1573c-623-451-1483-1072-2176-1573">
          <text:p/>
        </draw:path>
        <draw:polygon draw:style-name="gr4" draw:layer="layout" svg:width="0.343cm" svg:height="0.248cm" svg:x="32.77cm" svg:y="7.744cm" svg:viewBox="0 0 344 249" draw:points="344,249 255,10 0,0 89,239">
          <text:p/>
        </draw:polygon>
        <draw:polygon draw:style-name="gr3" draw:layer="layout" svg:width="2.928cm" svg:height="1.27cm" svg:x="7.361cm" svg:y="9.572cm" svg:viewBox="0 0 2929 1271" draw:points="0,1271 0,0 2929,0 2929,1271">
          <text:p/>
        </draw:polygon>
        <draw:polygon draw:style-name="gr3" draw:layer="layout" svg:width="2.046cm" svg:height="1.27cm" svg:x="6.356cm" svg:y="6.468cm" svg:viewBox="0 0 2047 1271" draw:points="0,1271 0,0 2047,0 2047,1271">
          <text:p/>
        </draw:polygon>
        <draw:path draw:style-name="gr3" draw:layer="layout" svg:width="0.658cm" svg:height="1.39cm" svg:x="7.082cm" svg:y="8.169cm" svg:viewBox="0 0 659 1391" svg:d="M659 1391c-217-177-416-390-538-640-113-229-135-496-114-751">
          <text:p/>
        </draw:path>
        <draw:polygon draw:style-name="gr4" draw:layer="layout" svg:width="0.278cm" svg:height="0.417cm" svg:x="6.988cm" svg:y="7.744cm" svg:viewBox="0 0 279 418" draw:points="103,418 279,233 176,0 0,185">
          <text:p/>
        </draw:polygon>
        <draw:polygon draw:style-name="gr3" draw:layer="layout" svg:width="1.94cm" svg:height="1.27cm" svg:x="9.231cm" svg:y="6.468cm" svg:viewBox="0 0 1941 1271" draw:points="0,1271 0,0 1941,0 1941,1271">
          <text:p/>
        </draw:polygon>
        <draw:path draw:style-name="gr3" draw:layer="layout" svg:width="0.663cm" svg:height="1.422cm" svg:x="9.189cm" svg:y="8.148cm" svg:viewBox="0 0 664 1423" svg:d="M0 1423c116-203 241-434 342-651 115-246 225-517 322-772">
          <text:p/>
        </draw:path>
        <draw:polygon draw:style-name="gr4" draw:layer="layout" svg:width="0.265cm" svg:height="0.398cm" svg:x="9.795cm" svg:y="7.741cm" svg:viewBox="0 0 266 399" draw:points="60,399 266,248 206,0 0,151">
          <text:p/>
        </draw:polygon>
        <draw:polygon draw:style-name="gr3" draw:layer="layout" svg:width="2.434cm" svg:height="1.27cm" svg:x="11.806cm" svg:y="6.468cm" svg:viewBox="0 0 2435 1271" draw:points="0,1271 0,0 2435,0 2435,1271">
          <text:p/>
        </draw:polygon>
        <draw:path draw:style-name="gr3" draw:layer="layout" svg:width="2.356cm" svg:height="1.706cm" svg:x="10.305cm" svg:y="8.15cm" svg:viewBox="0 0 2357 1707" svg:d="M0 1707c613-190 1297-486 1802-937 233-209 416-492 555-770">
          <text:p/>
        </draw:path>
        <draw:polygon draw:style-name="gr4" draw:layer="layout" svg:width="0.259cm" svg:height="0.388cm" svg:x="12.62cm" svg:y="7.754cm" svg:viewBox="0 0 260 389" draw:points="45,389 260,251 215,0 0,138">
          <text:p/>
        </draw:polygon>
        <draw:polygon draw:style-name="gr3" draw:layer="layout" svg:width="2.011cm" svg:height="1.27cm" svg:x="14.876cm" svg:y="6.468cm" svg:viewBox="0 0 2012 1271" draw:points="0,1271 0,0 2012,0 2012,1271">
          <text:p/>
        </draw:polygon>
        <draw:path draw:style-name="gr3" draw:layer="layout" svg:width="5.201cm" svg:height="2.063cm" svg:x="10.3cm" svg:y="8.131cm" svg:viewBox="0 0 5202 2064" svg:d="M0 2064c1312-51 3225-308 4559-1275 274-199 485-495 643-789">
          <text:p/>
        </draw:path>
        <draw:polygon draw:style-name="gr4" draw:layer="layout" svg:width="0.256cm" svg:height="0.384cm" svg:x="15.466cm" svg:y="7.74cm" svg:viewBox="0 0 257 385" draw:points="38,385 257,252 218,0 0,132">
          <text:p/>
        </draw:polygon>
        <draw:polygon draw:style-name="gr3" draw:layer="layout" svg:width="2.081cm" svg:height="1.27cm" svg:x="0.341cm" svg:y="6.468cm" svg:viewBox="0 0 2082 1271" draw:points="0,1271 0,0 2082,0 2082,1271">
          <text:p/>
        </draw:polygon>
        <draw:path draw:style-name="gr3" draw:layer="layout" svg:width="5.726cm" svg:height="1.906cm" svg:x="1.628cm" svg:y="8.15cm" svg:viewBox="0 0 5727 1907" svg:d="M5727 1907c-1714-163-4411-511-5197-1137-244-195-414-483-530-770">
          <text:p/>
        </draw:path>
        <draw:polygon draw:style-name="gr4" draw:layer="layout" svg:width="0.268cm" svg:height="0.402cm" svg:x="1.425cm" svg:y="7.74cm" svg:viewBox="0 0 269 403" draw:points="201,403 269,157 68,0 0,246">
          <text:p/>
        </draw:polygon>
        <draw:polygon draw:style-name="gr3" draw:layer="layout" svg:width="2.575cm" svg:height="1.27cm" svg:x="3.058cm" svg:y="6.468cm" svg:viewBox="0 0 2576 1271" draw:points="0,1271 0,0 2576,0 2576,1271">
          <text:p/>
        </draw:polygon>
        <draw:path draw:style-name="gr3" draw:layer="layout" svg:width="2.952cm" svg:height="1.896cm" svg:x="4.408cm" svg:y="8.179cm" svg:viewBox="0 0 2953 1897" svg:d="M2953 1897c-869-135-1927-445-2593-1156-188-202-298-472-360-741">
          <text:p/>
        </draw:path>
        <draw:polygon draw:style-name="gr4" draw:layer="layout" svg:width="0.279cm" svg:height="0.419cm" svg:x="4.236cm" svg:y="7.754cm" svg:viewBox="0 0 280 420" draw:points="172,420 280,189 108,0 0,231">
          <text:p/>
        </draw:polygon>
        <draw:polygon draw:style-name="gr3" draw:layer="layout" svg:width="3.775cm" svg:height="1.27cm" svg:x="6.938cm" svg:y="12.677cm" svg:viewBox="0 0 3776 1271" draw:points="0,1271 0,0 3776,0 3776,1271">
          <text:p/>
        </draw:polygon>
        <draw:path draw:style-name="gr3" draw:layer="layout" svg:width="0cm" svg:height="1.385cm" svg:x="8.825cm" svg:y="11.277cm" svg:viewBox="0 0 0 1386" svg:d="M0 1386c0-398 0-925 0-1386">
          <text:p/>
        </draw:path>
        <draw:polygon draw:style-name="gr4" draw:layer="layout" svg:width="0.282cm" svg:height="0.423cm" svg:x="8.684cm" svg:y="10.845cm" svg:viewBox="0 0 283 424" draw:points="142,424 283,212 142,0 0,212">
          <text:p/>
        </draw:polygon>
        <draw:polygon draw:style-name="gr3" draw:layer="layout" svg:width="2.046cm" svg:height="1.27cm" svg:x="9.178cm" svg:y="3.363cm" svg:viewBox="0 0 2047 1271" draw:points="0,1271 0,0 2047,0 2047,1271">
          <text:p/>
        </draw:polygon>
        <draw:path draw:style-name="gr3" draw:layer="layout" svg:width="1.351cm" svg:height="1.521cm" svg:x="7.855cm" svg:y="4.937cm" svg:viewBox="0 0 1352 1522" svg:d="M0 1522c282-352 653-798 1007-1173 109-115 227-234 345-349">
          <text:p/>
        </draw:path>
        <draw:polygon draw:style-name="gr4" draw:layer="layout" svg:width="0.307cm" svg:height="0.291cm" svg:x="9.21cm" svg:y="4.642cm" svg:viewBox="0 0 308 292" draw:points="0,292 252,249 308,0 57,43">
          <text:p/>
        </draw:polygon>
        <draw:path draw:style-name="gr3" draw:layer="layout" svg:width="5.883cm" svg:height="2.126cm" svg:x="11.231cm" svg:y="1.465cm" svg:viewBox="0 0 5884 2127" svg:d="M0 2127c1474-533 4193-1516 5884-2127">
          <text:p/>
        </draw:path>
        <draw:polygon draw:style-name="gr4" draw:layer="layout" svg:width="0.398cm" svg:height="0.265cm" svg:x="17.121cm" svg:y="1.258cm" svg:viewBox="0 0 399 266" draw:points="0,205 248,266 399,61 151,0">
          <text:p/>
        </draw:polygon>
        <draw:path draw:style-name="gr3" draw:layer="layout" svg:width="0cm" svg:height="1.385cm" svg:x="10.201cm" svg:y="5.068cm" svg:viewBox="0 0 0 1386" svg:d="M0 1386c0-398 0-925 0-1386">
          <text:p/>
        </draw:path>
        <draw:polygon draw:style-name="gr4" draw:layer="layout" svg:width="0.282cm" svg:height="0.423cm" svg:x="10.06cm" svg:y="4.636cm" svg:viewBox="0 0 283 424" draw:points="142,424 283,212 142,0 0,212">
          <text:p/>
        </draw:polygon>
        <draw:path draw:style-name="gr3" draw:layer="layout" svg:width="1.388cm" svg:height="1.519cm" svg:x="11.114cm" svg:y="4.948cm" svg:viewBox="0 0 1389 1520" svg:d="M1389 1520c-306-349-703-795-1066-1182-104-111-213-225-323-338">
          <text:p/>
        </draw:path>
        <draw:polygon draw:style-name="gr4" draw:layer="layout" svg:width="0.296cm" svg:height="0.302cm" svg:x="10.81cm" svg:y="4.639cm" svg:viewBox="0 0 297 303" draw:points="297,303 250,53 0,0 48,251">
          <text:p/>
        </draw:polygon>
        <draw:path draw:style-name="gr3" draw:layer="layout" svg:width="3.596cm" svg:height="2.017cm" svg:x="11.633cm" svg:y="4.445cm" svg:viewBox="0 0 3597 2018" svg:d="M3597 2018c-431-377-1022-850-1606-1176-623-348-1360-633-1991-842">
          <text:p/>
        </draw:path>
        <draw:polygon draw:style-name="gr4" draw:layer="layout" svg:width="0.403cm" svg:height="0.269cm" svg:x="11.226cm" svg:y="4.245cm" svg:viewBox="0 0 404 270" draw:points="404,199 245,0 0,70 159,270">
          <text:p/>
        </draw:polygon>
        <draw:path draw:style-name="gr3" draw:layer="layout" svg:width="6.506cm" svg:height="2.249cm" svg:x="2.234cm" svg:y="4.219cm" svg:viewBox="0 0 6507 2250" svg:d="M0 2250c588-389 1403-878 2182-1182 1418-554 3132-886 4325-1068">
          <text:p/>
        </draw:path>
        <draw:polygon draw:style-name="gr4" draw:layer="layout" svg:width="0.419cm" svg:height="0.279cm" svg:x="8.75cm" svg:y="4.047cm" svg:viewBox="0 0 420 280" draw:points="0,171 230,280 420,110 190,0">
          <text:p/>
        </draw:polygon>
        <draw:path draw:style-name="gr3" draw:layer="layout" svg:width="3.789cm" svg:height="2.065cm" svg:x="4.962cm" svg:y="4.399cm" svg:viewBox="0 0 3790 2066" svg:d="M0 2066c416-380 993-858 1571-1179 693-384 1523-680 2219-887">
          <text:p/>
        </draw:path>
        <draw:polygon draw:style-name="gr4" draw:layer="layout" svg:width="0.407cm" svg:height="0.271cm" svg:x="8.757cm" svg:y="4.204cm" svg:viewBox="0 0 408 272" draw:points="0,194 243,272 408,78 165,0">
          <text:p/>
        </draw:polygon>
        <draw:path draw:style-name="gr3" draw:layer="layout" svg:width="5.153cm" svg:height="1.887cm" svg:x="33.754cm" svg:y="7.684cm" svg:viewBox="0 0 5154 1888" svg:d="M5154 1888c-867-359-2003-816-3024-1182-690-247-1457-496-2130-706">
          <text:p/>
        </draw:path>
        <draw:polygon draw:style-name="gr4" draw:layer="layout" svg:width="0.404cm" svg:height="0.27cm" svg:x="33.349cm" svg:y="7.487cm" svg:viewBox="0 0 405 271" draw:points="405,198 244,0 0,73 161,271">
          <text:p/>
        </draw:polygon>
        <draw:polygon draw:style-name="gr2" draw:layer="layout" svg:width="1.905cm" svg:height="1.27cm" svg:x="18.55cm" svg:y="12.677cm" svg:viewBox="0 0 1906 1271" draw:points="0,1271 0,0 1906,0 1906,1271">
          <text:p/>
        </draw:polygon>
        <draw:polygon draw:style-name="gr2" draw:layer="layout" svg:width="1.905cm" svg:height="1.27cm" svg:x="21.09cm" svg:y="12.677cm" svg:viewBox="0 0 1906 1271" draw:points="0,1271 0,0 1906,0 1906,1271">
          <text:p/>
        </draw:polygon>
        <draw:polygon draw:style-name="gr2" draw:layer="layout" svg:width="2.081cm" svg:height="1.27cm" svg:x="23.647cm" svg:y="12.677cm" svg:viewBox="0 0 2082 1271" draw:points="0,1271 0,0 2082,0 2082,1271">
          <text:p/>
        </draw:polygon>
        <draw:polygon draw:style-name="gr2" draw:layer="layout" svg:width="2.081cm" svg:height="1.27cm" svg:x="26.364cm" svg:y="12.677cm" svg:viewBox="0 0 2082 1271" draw:points="0,1271 0,0 2082,0 2082,1271">
          <text:p/>
        </draw:polygon>
        <draw:polygon draw:style-name="gr2" draw:layer="layout" svg:width="1.905cm" svg:height="1.27cm" svg:x="29.098cm" svg:y="12.677cm" svg:viewBox="0 0 1906 1271" draw:points="0,1271 0,0 1906,0 1906,1271">
          <text:p/>
        </draw:polygon>
        <draw:polygon draw:style-name="gr2" draw:layer="layout" svg:width="2.611cm" svg:height="1.27cm" svg:x="31.638cm" svg:y="12.677cm" svg:viewBox="0 0 2612 1271" draw:points="0,1271 0,0 2612,0 2612,1271">
          <text:p/>
        </draw:polygon>
        <draw:polygon draw:style-name="gr2" draw:layer="layout" svg:width="1.905cm" svg:height="1.27cm" svg:x="34.883cm" svg:y="12.677cm" svg:viewBox="0 0 1906 1271" draw:points="0,1271 0,0 1906,0 1906,1271">
          <text:p/>
        </draw:polygon>
        <draw:frame draw:style-name="gr5" draw:text-style-name="P2" draw:layer="layout" svg:width="3.465cm" svg:height="0.56cm" svg:x="38.628cm" svg:y="13.113cm">
          <draw:text-box>
            <text:p text:style-name="P1"><text:span text:style-name="T1">FilterTreeBuilder</text:span></text:p>
          </draw:text-box>
        </draw:frame>
        <draw:frame draw:style-name="gr6" draw:text-style-name="P2" draw:layer="layout" svg:width="2.296cm" svg:height="0.56cm" svg:x="39.128cm" svg:y="10.008cm">
          <draw:text-box>
            <text:p text:style-name="P1"><text:span text:style-name="T1">InputFilter</text:span></text:p>
          </draw:text-box>
        </draw:frame>
        <draw:frame draw:style-name="gr7" draw:text-style-name="P3" draw:layer="layout" svg:width="0.557cm" svg:height="0.56cm" svg:x="40.611cm" svg:y="11.561cm">
          <draw:text-box>
            <text:p text:style-name="P1"><text:span text:style-name="T2">ftb</text:span></text:p>
          </draw:text-box>
        </draw:frame>
        <draw:frame draw:style-name="gr8" draw:text-style-name="P2" draw:layer="layout" svg:width="1.137cm" svg:height="0.56cm" svg:x="18.463cm" svg:y="9.94cm">
          <draw:text-box>
            <text:p text:style-name="P1"><text:span text:style-name="T1">Fixed</text:span></text:p>
          </draw:text-box>
        </draw:frame>
        <draw:frame draw:style-name="gr9" draw:text-style-name="P2" draw:layer="layout" svg:width="1.691cm" svg:height="0.56cm" svg:x="23.265cm" svg:y="3.799cm">
          <draw:text-box>
            <text:p text:style-name="P1"><text:span text:style-name="T1">InputAll</text:span></text:p>
          </draw:text-box>
        </draw:frame>
        <draw:frame draw:style-name="gr10" draw:text-style-name="P4" draw:layer="layout" svg:width="1.539cm" svg:height="0.564cm" svg:x="17.897cm" svg:y="0.695cm">
          <draw:text-box>
            <text:p text:style-name="P1"><text:span text:style-name="T3">pyFDA</text:span></text:p>
          </draw:text-box>
        </draw:frame>
        <draw:frame draw:style-name="gr11" draw:text-style-name="P3" draw:layer="layout" svg:width="1.666cm" svg:height="0.56cm" svg:x="21.931cm" svg:y="2.247cm">
          <draw:text-box>
            <text:p text:style-name="P1"><text:span text:style-name="T2">inputAll</text:span></text:p>
          </draw:text-box>
        </draw:frame>
        <draw:frame draw:style-name="gr12" draw:text-style-name="P2" draw:layer="layout" svg:width="3.198cm" svg:height="0.56cm" svg:x="22.001cm" svg:y="10.008cm">
          <draw:text-box>
            <text:p text:style-name="P1"><text:span text:style-name="T1">InputAmpSpecs</text:span></text:p>
          </draw:text-box>
        </draw:frame>
        <draw:frame draw:style-name="gr13" draw:text-style-name="P2" draw:layer="layout" svg:width="2.216cm" svg:height="0.56cm" svg:x="31.032cm" svg:y="6.904cm">
          <draw:text-box>
            <text:p text:style-name="P1"><text:span text:style-name="T1">InputSpecs</text:span></text:p>
          </draw:text-box>
        </draw:frame>
        <draw:frame draw:style-name="gr14" draw:text-style-name="P3" draw:layer="layout" svg:width="1.302cm" svg:height="0.56cm" svg:x="25.151cm" svg:y="8.456cm">
          <draw:text-box>
            <text:p text:style-name="P1"><text:span text:style-name="T2">aspecs</text:span></text:p>
          </draw:text-box>
        </draw:frame>
        <draw:frame draw:style-name="gr15" draw:text-style-name="P2" draw:layer="layout" svg:width="2.373cm" svg:height="0.56cm" svg:x="17.921cm" svg:y="6.904cm">
          <draw:text-box>
            <text:p text:style-name="P1"><text:span text:style-name="T1">InputCoeffs</text:span></text:p>
          </draw:text-box>
        </draw:frame>
        <draw:frame draw:style-name="gr16" draw:text-style-name="P3" draw:layer="layout" svg:width="2.991cm" svg:height="0.721cm" svg:x="17.449cm" svg:y="5.352cm">
          <draw:text-box>
            <text:p text:style-name="P1"><text:span text:style-name="T2">inputCoeffs</text:span></text:p>
          </draw:text-box>
        </draw:frame>
        <draw:frame draw:style-name="gr17" draw:text-style-name="P2" draw:layer="layout" svg:width="2.026cm" svg:height="0.56cm" svg:x="27.678cm" svg:y="6.904cm">
          <draw:text-box>
            <text:p text:style-name="P1"><text:span text:style-name="T1">InputFiles</text:span></text:p>
          </draw:text-box>
        </draw:frame>
        <draw:frame draw:style-name="gr18" draw:text-style-name="P3" draw:layer="layout" svg:width="2.546cm" svg:height="0.721cm" svg:x="26.589cm" svg:y="5.352cm">
          <draw:text-box>
            <text:p text:style-name="P1"><text:span text:style-name="T2">inputFiles</text:span></text:p>
          </draw:text-box>
        </draw:frame>
        <draw:frame draw:style-name="gr19" draw:text-style-name="P2" draw:layer="layout" svg:width="3.126cm" svg:height="0.56cm" svg:x="26.481cm" svg:y="10.008cm">
          <draw:text-box>
            <text:p text:style-name="P1"><text:span text:style-name="T1">InputFreqSpecs</text:span></text:p>
          </draw:text-box>
        </draw:frame>
        <draw:frame draw:style-name="gr20" draw:text-style-name="P3" draw:layer="layout" svg:width="1.247cm" svg:height="0.56cm" svg:x="28.221cm" svg:y="8.456cm">
          <draw:text-box>
            <text:p text:style-name="P1"><text:span text:style-name="T2">fspecs</text:span></text:p>
          </draw:text-box>
        </draw:frame>
        <draw:frame draw:style-name="gr21" draw:text-style-name="P2" draw:layer="layout" svg:width="1.886cm" svg:height="0.56cm" svg:x="24.788cm" svg:y="6.904cm">
          <draw:text-box>
            <text:p text:style-name="P1"><text:span text:style-name="T1">InputInfo</text:span></text:p>
          </draw:text-box>
        </draw:frame>
        <draw:frame draw:style-name="gr22" draw:text-style-name="P3" draw:layer="layout" svg:width="2.368cm" svg:height="0.721cm" svg:x="23.864cm" svg:y="5.352cm">
          <draw:text-box>
            <text:p text:style-name="P1"><text:span text:style-name="T2">inputInfo</text:span></text:p>
          </draw:text-box>
        </draw:frame>
        <draw:frame draw:style-name="gr23" draw:text-style-name="P2" draw:layer="layout" svg:width="2.212cm" svg:height="0.56cm" svg:x="30.932cm" svg:y="10.008cm">
          <draw:text-box>
            <text:p text:style-name="P1"><text:span text:style-name="T1">InputOrder</text:span></text:p>
          </draw:text-box>
        </draw:frame>
        <draw:frame draw:style-name="gr24" draw:text-style-name="P3" draw:layer="layout" svg:width="0.538cm" svg:height="0.56cm" svg:x="32.162cm" svg:y="8.456cm">
          <draw:text-box>
            <text:p text:style-name="P1"><text:span text:style-name="T2">fo</text:span></text:p>
          </draw:text-box>
        </draw:frame>
        <draw:frame draw:style-name="gr25" draw:text-style-name="P2" draw:layer="layout" svg:width="1.632cm" svg:height="0.56cm" svg:x="21.722cm" svg:y="6.904cm">
          <draw:text-box>
            <text:p text:style-name="P1"><text:span text:style-name="T1">InputPZ</text:span></text:p>
          </draw:text-box>
        </draw:frame>
        <draw:frame draw:style-name="gr26" draw:text-style-name="P3" draw:layer="layout" svg:width="2.051cm" svg:height="0.721cm" svg:x="21.087cm" svg:y="5.352cm">
          <draw:text-box>
            <text:p text:style-name="P1"><text:span text:style-name="T2">inputPZ</text:span></text:p>
          </draw:text-box>
        </draw:frame>
        <draw:frame draw:style-name="gr27" draw:text-style-name="P3" draw:layer="layout" svg:width="2.792cm" svg:height="0.721cm" svg:x="30.815cm" svg:y="5.352cm">
          <draw:text-box>
            <text:p text:style-name="P1"><text:span text:style-name="T2">inputSpecs</text:span></text:p>
          </draw:text-box>
        </draw:frame>
        <draw:frame draw:style-name="gr28" draw:text-style-name="P2" draw:layer="layout" svg:width="3.638cm" svg:height="0.56cm" svg:x="34.43cm" svg:y="10.008cm">
          <draw:text-box>
            <text:p text:style-name="P1"><text:span text:style-name="T1">InputWeightSpecs</text:span></text:p>
          </draw:text-box>
        </draw:frame>
        <draw:frame draw:style-name="gr29" draw:text-style-name="P3" draw:layer="layout" svg:width="1.437cm" svg:height="0.56cm" svg:x="34.319cm" svg:y="8.456cm">
          <draw:text-box>
            <text:p text:style-name="P1"><text:span text:style-name="T2">wspecs</text:span></text:p>
          </draw:text-box>
        </draw:frame>
        <draw:frame draw:style-name="gr30" draw:text-style-name="P2" draw:layer="layout" svg:width="2.271cm" svg:height="0.56cm" svg:x="7.725cm" svg:y="10.008cm">
          <draw:text-box>
            <text:p text:style-name="P1"><text:span text:style-name="T1">MplWidget</text:span></text:p>
          </draw:text-box>
        </draw:frame>
        <draw:frame draw:style-name="gr31" draw:text-style-name="P2" draw:layer="layout" svg:width="1.412cm" svg:height="0.56cm" svg:x="6.479cm" svg:y="6.904cm">
          <draw:text-box>
            <text:p text:style-name="P1"><text:span text:style-name="T1">Plot3D</text:span></text:p>
          </draw:text-box>
        </draw:frame>
        <draw:frame draw:style-name="gr32" draw:text-style-name="P3" draw:layer="layout" svg:width="2.123cm" svg:height="0.56cm" svg:x="5.896cm" svg:y="8.456cm">
          <draw:text-box>
            <text:p text:style-name="P1"><text:span text:style-name="T2">mplwidget</text:span></text:p>
          </draw:text-box>
        </draw:frame>
        <draw:frame draw:style-name="gr33" draw:text-style-name="P2" draw:layer="layout" svg:width="1.327cm" svg:height="0.56cm" svg:x="9.301cm" svg:y="6.904cm">
          <draw:text-box>
            <text:p text:style-name="P1"><text:span text:style-name="T1">PlotHf</text:span></text:p>
          </draw:text-box>
        </draw:frame>
        <draw:frame draw:style-name="gr32" draw:text-style-name="P3" draw:layer="layout" svg:width="2.123cm" svg:height="0.56cm" svg:x="8.472cm" svg:y="8.456cm">
          <draw:text-box>
            <text:p text:style-name="P1"><text:span text:style-name="T2">mplwidget</text:span></text:p>
          </draw:text-box>
        </draw:frame>
        <draw:frame draw:style-name="gr34" draw:text-style-name="P2" draw:layer="layout" svg:width="1.818cm" svg:height="0.56cm" svg:x="12.123cm" svg:y="6.904cm">
          <draw:text-box>
            <text:p text:style-name="P1"><text:span text:style-name="T1">PlotImpz</text:span></text:p>
          </draw:text-box>
        </draw:frame>
        <draw:frame draw:style-name="gr32" draw:text-style-name="P3" draw:layer="layout" svg:width="2.123cm" svg:height="0.56cm" svg:x="11.223cm" svg:y="8.456cm">
          <draw:text-box>
            <text:p text:style-name="P1"><text:span text:style-name="T2">mplwidget</text:span></text:p>
          </draw:text-box>
        </draw:frame>
        <draw:frame draw:style-name="gr35" draw:text-style-name="P2" draw:layer="layout" svg:width="1.382cm" svg:height="0.56cm" svg:x="14.981cm" svg:y="6.904cm">
          <draw:text-box>
            <text:p text:style-name="P1"><text:span text:style-name="T1">PlotPZ</text:span></text:p>
          </draw:text-box>
        </draw:frame>
        <draw:frame draw:style-name="gr32" draw:text-style-name="P3" draw:layer="layout" svg:width="2.123cm" svg:height="0.56cm" svg:x="14.045cm" svg:y="8.456cm">
          <draw:text-box>
            <text:p text:style-name="P1"><text:span text:style-name="T2">mplwidget</text:span></text:p>
          </draw:text-box>
        </draw:frame>
        <draw:frame draw:style-name="gr36" draw:text-style-name="P2" draw:layer="layout" svg:width="1.471cm" svg:height="0.56cm" svg:x="0.482cm" svg:y="6.904cm">
          <draw:text-box>
            <text:p text:style-name="P1"><text:span text:style-name="T1">PlotPhi</text:span></text:p>
          </draw:text-box>
        </draw:frame>
        <draw:frame draw:style-name="gr32" draw:text-style-name="P3" draw:layer="layout" svg:width="2.123cm" svg:height="0.56cm" svg:x="0.852cm" svg:y="8.456cm">
          <draw:text-box>
            <text:p text:style-name="P1"><text:span text:style-name="T2">mplwidget</text:span></text:p>
          </draw:text-box>
        </draw:frame>
        <draw:frame draw:style-name="gr37" draw:text-style-name="P2" draw:layer="layout" svg:width="1.899cm" svg:height="0.56cm" svg:x="3.445cm" svg:y="6.904cm">
          <draw:text-box>
            <text:p text:style-name="P1"><text:span text:style-name="T1">PlotTauG</text:span></text:p>
          </draw:text-box>
        </draw:frame>
        <draw:frame draw:style-name="gr32" draw:text-style-name="P3" draw:layer="layout" svg:width="2.123cm" svg:height="0.56cm" svg:x="3.462cm" svg:y="8.456cm">
          <draw:text-box>
            <text:p text:style-name="P1"><text:span text:style-name="T2">mplwidget</text:span></text:p>
          </draw:text-box>
        </draw:frame>
        <draw:frame draw:style-name="gr38" draw:text-style-name="P2" draw:layer="layout" svg:width="3.054cm" svg:height="0.56cm" svg:x="7.425cm" svg:y="13.113cm">
          <draw:text-box>
            <text:p text:style-name="P1"><text:span text:style-name="T1">MyMplToolbar</text:span></text:p>
          </draw:text-box>
        </draw:frame>
        <draw:frame draw:style-name="gr39" draw:text-style-name="P3" draw:layer="layout" svg:width="2.309cm" svg:height="0.56cm" svg:x="8.943cm" svg:y="11.561cm">
          <draw:text-box>
            <text:p text:style-name="P1"><text:span text:style-name="T2">mplToolbar</text:span></text:p>
          </draw:text-box>
        </draw:frame>
        <draw:frame draw:style-name="gr40" draw:text-style-name="P2" draw:layer="layout" svg:width="1.441cm" svg:height="0.56cm" svg:x="9.501cm" svg:y="3.799cm">
          <draw:text-box>
            <text:p text:style-name="P1"><text:span text:style-name="T1">PlotAll</text:span></text:p>
          </draw:text-box>
        </draw:frame>
        <draw:frame draw:style-name="gr8" draw:text-style-name="P3" draw:layer="layout" svg:width="1.137cm" svg:height="0.56cm" svg:x="7.16cm" svg:y="5.352cm">
          <draw:text-box>
            <text:p text:style-name="P1"><text:span text:style-name="T2">plt3D</text:span></text:p>
          </draw:text-box>
        </draw:frame>
        <draw:frame draw:style-name="gr41" draw:text-style-name="P3" draw:layer="layout" svg:width="1.166cm" svg:height="0.56cm" svg:x="11.928cm" svg:y="2.247cm">
          <draw:text-box>
            <text:p text:style-name="P1"><text:span text:style-name="T2">pltAll</text:span></text:p>
          </draw:text-box>
        </draw:frame>
        <draw:frame draw:style-name="gr42" draw:text-style-name="P3" draw:layer="layout" svg:width="1.052cm" svg:height="0.56cm" svg:x="9.048cm" svg:y="5.352cm">
          <draw:text-box>
            <text:p text:style-name="P1"><text:span text:style-name="T2">pltHf</text:span></text:p>
          </draw:text-box>
        </draw:frame>
        <draw:frame draw:style-name="gr43" draw:text-style-name="P3" draw:layer="layout" svg:width="1.543cm" svg:height="0.56cm" svg:x="11.888cm" svg:y="5.352cm">
          <draw:text-box>
            <text:p text:style-name="P1"><text:span text:style-name="T2">pltImpz</text:span></text:p>
          </draw:text-box>
        </draw:frame>
        <draw:frame draw:style-name="gr44" draw:text-style-name="P3" draw:layer="layout" svg:width="1.107cm" svg:height="0.56cm" svg:x="14.717cm" svg:y="5.352cm">
          <draw:text-box>
            <text:p text:style-name="P1"><text:span text:style-name="T2">pltPZ</text:span></text:p>
          </draw:text-box>
        </draw:frame>
        <draw:frame draw:style-name="gr45" draw:text-style-name="P3" draw:layer="layout" svg:width="1.196cm" svg:height="0.56cm" svg:x="1.733cm" svg:y="5.352cm">
          <draw:text-box>
            <text:p text:style-name="P1"><text:span text:style-name="T2">pltPhi</text:span></text:p>
          </draw:text-box>
        </draw:frame>
        <draw:frame draw:style-name="gr46" draw:text-style-name="P3" draw:layer="layout" svg:width="1.623cm" svg:height="0.56cm" svg:x="4.297cm" svg:y="5.352cm">
          <draw:text-box>
            <text:p text:style-name="P1"><text:span text:style-name="T2">pltTauG</text:span></text:p>
          </draw:text-box>
        </draw:frame>
        <draw:frame draw:style-name="gr47" draw:text-style-name="P3" draw:layer="layout" svg:width="0.362cm" svg:height="0.56cm" svg:x="37.436cm" svg:y="8.456cm">
          <draw:text-box>
            <text:p text:style-name="P1"><text:span text:style-name="T2">sf</text:span></text:p>
          </draw:text-box>
        </draw:frame>
        <draw:frame draw:style-name="gr48" draw:text-style-name="P2" draw:layer="layout" svg:width="1.221cm" svg:height="0.56cm" svg:x="18.902cm" svg:y="13.113cm">
          <draw:text-box>
            <text:p text:style-name="P1"><text:span text:style-name="T1">bessel</text:span></text:p>
          </draw:text-box>
        </draw:frame>
        <draw:frame draw:style-name="gr41" draw:text-style-name="P2" draw:layer="layout" svg:width="1.166cm" svg:height="0.56cm" svg:x="21.442cm" svg:y="13.113cm">
          <draw:text-box>
            <text:p text:style-name="P1"><text:span text:style-name="T1">butter</text:span></text:p>
          </draw:text-box>
        </draw:frame>
        <draw:frame draw:style-name="gr49" draw:text-style-name="P2" draw:layer="layout" svg:width="1.433cm" svg:height="0.56cm" svg:x="23.888cm" svg:y="13.113cm">
          <draw:text-box>
            <text:p text:style-name="P1"><text:span text:style-name="T1">cheby1</text:span></text:p>
          </draw:text-box>
        </draw:frame>
        <draw:frame draw:style-name="gr49" draw:text-style-name="P2" draw:layer="layout" svg:width="1.433cm" svg:height="0.56cm" svg:x="26.604cm" svg:y="13.113cm">
          <draw:text-box>
            <text:p text:style-name="P1"><text:span text:style-name="T1">cheby2</text:span></text:p>
          </draw:text-box>
        </draw:frame>
        <draw:frame draw:style-name="gr50" draw:text-style-name="P2" draw:layer="layout" svg:width="0.891cm" svg:height="0.56cm" svg:x="29.55cm" svg:y="13.113cm">
          <draw:text-box>
            <text:p text:style-name="P1"><text:span text:style-name="T1">ellip</text:span></text:p>
          </draw:text-box>
        </draw:frame>
        <draw:frame draw:style-name="gr17" draw:text-style-name="P2" draw:layer="layout" svg:width="2.026cm" svg:height="0.56cm" svg:x="31.843cm" svg:y="13.113cm">
          <draw:text-box>
            <text:p text:style-name="P1"><text:span text:style-name="T1">equiripple</text:span></text:p>
          </draw:text-box>
        </draw:frame>
        <draw:frame draw:style-name="gr51" draw:text-style-name="P2" draw:layer="layout" svg:width="1.217cm" svg:height="0.56cm" svg:x="35.236cm" svg:y="13.113cm">
          <draw:text-box>
            <text:p text:style-name="P1"><text:span text:style-name="T1">firwin</text:span></text:p>
          </draw:text-box>
        </draw:frame>
        <draw:path draw:style-name="gr52" draw:text-style-name="P1" draw:layer="layout" svg:width="3.258cm" svg:height="1.177cm" draw:transform="rotate (-1.98897721557274) translate (39.5cm 10.9cm)" svg:viewBox="0 0 3259 1178" svg:d="M0 0c1391 914 2071 721 3259 1178">
          <text:p/>
        </draw:path>
        <draw:frame draw:style-name="gr53" draw:text-style-name="P3" draw:layer="layout" svg:width="1.619cm" svg:height="0.56cm" svg:x="36.502cm" svg:y="11.54cm">
          <draw:text-box>
            <text:p text:style-name="P1"><text:span text:style-name="T2">fb.filobj</text:span></text:p>
          </draw:text-box>
        </draw:frame>
        <draw:frame draw:style-name="gr54" draw:text-style-name="P5" draw:layer="layout" svg:width="4.473cm" svg:height="1.115cm" svg:x="0.7cm" svg:y="3.6cm">
          <draw:text-box>
            <text:p><text:span text:style-name="T4">plot_widgets</text:span></text:p>
          </draw:text-box>
        </draw:frame>
        <draw:frame draw:style-name="gr55" draw:text-style-name="P5" draw:layer="layout" svg:width="4.947cm" svg:height="1.115cm" svg:x="29.301cm" svg:y="3.601cm">
          <draw:text-box>
            <text:p><text:span text:style-name="T4">input_widgets</text:span></text:p>
          </draw:text-box>
        </draw:frame>
        <draw:frame draw:style-name="gr56" draw:text-style-name="P5" draw:layer="layout" svg:width="4.812cm" svg:height="1.115cm" svg:x="13.3cm" svg:y="12.8cm">
          <draw:text-box>
            <text:p><text:span text:style-name="T4">filter_widg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8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5T11:57:11.006000000</dc:date>
    <meta:editing-duration>PT5H3M5S</meta:editing-duration>
    <meta:editing-cycles>11</meta:editing-cycles>
    <meta:generator>LibreOffice/4.3.7.2$Windows_x86 LibreOffice_project/8a35821d8636a03b8bf4e15b48f59794652c68ba</meta:generator>
    <meta:document-statistic meta:object-count="144"/>
  </office:meta>
</office:document-meta>
</file>